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2" style:list-style-name=""/>
    <style:style style:name="P3" style:family="paragraph" style:parent-style-name="Heading_20_2">
      <style:paragraph-properties fo:break-before="page"/>
    </style:style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P5" style:family="paragraph" style:parent-style-name="Text_20_body" style:list-style-name="L2">
      <style:paragraph-properties fo:margin-top="0in" fo:margin-bottom="0in" loext:contextual-spacing="false"/>
    </style:style>
    <style:style style:name="P6" style:family="paragraph" style:parent-style-name="Text_20_body" style:list-style-name="L3">
      <style:paragraph-properties fo:margin-top="0in" fo:margin-bottom="0in" loext:contextual-spacing="false"/>
    </style:style>
    <style:style style:name="P7" style:family="paragraph" style:parent-style-name="Text_20_body" style:list-style-name="L4">
      <style:paragraph-properties fo:margin-top="0in" fo:margin-bottom="0in" loext:contextual-spacing="false"/>
    </style:style>
    <style:style style:name="P8" style:family="paragraph" style:parent-style-name="Text_20_body" style:list-style-name="L5">
      <style:paragraph-properties fo:margin-top="0in" fo:margin-bottom="0in" loext:contextual-spacing="false"/>
    </style:style>
    <style:style style:name="P9" style:family="paragraph" style:parent-style-name="Text_20_body" style:list-style-name="L6">
      <style:paragraph-properties fo:margin-top="0in" fo:margin-bottom="0in" loext:contextual-spacing="false"/>
    </style:style>
    <style:style style:name="P10" style:family="paragraph" style:parent-style-name="Text_20_body" style:list-style-name="L7">
      <style:paragraph-properties fo:margin-top="0in" fo:margin-bottom="0in" loext:contextual-spacing="false"/>
    </style:style>
    <style:style style:name="P11" style:family="paragraph" style:parent-style-name="Text_20_body" style:list-style-name="L8">
      <style:paragraph-properties fo:margin-top="0in" fo:margin-bottom="0in" loext:contextual-spacing="false"/>
    </style:style>
    <style:style style:name="P12" style:family="paragraph" style:parent-style-name="Text_20_body" style:list-style-name="L9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gemm-files-functions"/>GeMM files &amp; functions<text:bookmark-end text:name="gemm-files-functions"/></text:h>
      <text:h text:style-name="Heading_20_2" text:outline-level="2"><text:bookmark-start text:name="defaults.jl"/>defaults.jl<text:bookmark-end text:name="defaults.jl"/></text:h>
      <text:list xml:id="list2899661587" text:style-name="L1">
        <text:list-item>
          <text:p text:style-name="P4">defaultSettings()</text:p>
        </text:list-item>
      </text:list>
      <text:h text:style-name="Heading_20_2" text:outline-level="2"><text:bookmark-start text:name="initialisation.jl"/>initialisation.jl<text:bookmark-end text:name="initialisation.jl"/></text:h>
      <text:list xml:id="list1765382307" text:style-name="L2">
        <text:list-item>
          <text:p text:style-name="P5">createpop(settings::Dict{String, Any})</text:p>
        </text:list-item>
        <text:list-item>
          <text:p text:style-name="P5">genesis(settings::Dict{String, Any})</text:p>
        </text:list-item>
        <text:list-item>
          <text:p text:style-name="P5">createworld(maptable::Array{Array{String,1},1}, settings::Dict{String, Any})</text:p>
        </text:list-item>
        <text:list-item>
          <text:p text:style-name="P5">updateworld!(world::Array{Patch,1},maptable::Array{Array{String,1},1}, settings::Dict{String, Any})</text:p>
        </text:list-item>
      </text:list>
      <text:h text:style-name="Heading_20_2" text:outline-level="2"><text:bookmark-start text:name="input.jl"/>input.jl<text:bookmark-end text:name="input.jl"/></text:h>
      <text:list xml:id="list1605277644" text:style-name="L3">
        <text:list-item>
          <text:p text:style-name="P6">getsettings(configfile::String = "", seed::Integer = 0)</text:p>
        </text:list-item>
        <text:list-item>
          <text:p text:style-name="P6">parsecommandline()</text:p>
        </text:list-item>
        <text:list-item>
          <text:p text:style-name="P6">basicparser(filename::String)</text:p>
        </text:list-item>
        <text:list-item>
          <text:p text:style-name="P6">parseconfig(configfilename::String)</text:p>
        </text:list-item>
        <text:list-item>
          <text:p text:style-name="P6">readmapfile(mapfilename::String, settings::Dict{String, Any})</text:p>
        </text:list-item>
      </text:list>
      <text:h text:style-name="Heading_20_2" text:outline-level="2"><text:bookmark-start text:name="output.jl"/>output.jl<text:bookmark-end text:name="output.jl"/></text:h>
      <text:list xml:id="list2028581015" text:style-name="L4">
        <text:list-item>
          <text:p text:style-name="P7">printheader(settings::Dict{String, Any}, io::IO = stdout, sep::String = ")</text:p>
        </text:list-item>
        <text:list-item>
          <text:p text:style-name="P7">dumpinds(world::Array{Patch, 1}, settings::Dict{String, Any}, timestep::Int, io::IO = stdout, sep::String = ")</text:p>
        </text:list-item>
        <text:list-item>
          <text:p text:style-name="P7">makefasta(world::Array{Patch, 1}, settings::Dict{String, Any}, io::IO = stdout, onlyisland::Bool = false, sep::String = "_")</text:p>
        </text:list-item>
        <text:list-item>
          <text:p text:style-name="P7">setupdatadir(settings::Dict{String, Any})</text:p>
        </text:list-item>
        <text:list-item>
          <text:p text:style-name="P7">writesettings(settings::Dict{String, Any})</text:p>
        </text:list-item>
        <text:list-item>
          <text:p text:style-name="P7">writedata(world::Array{Patch,1}, settings::Dict{String, Any}, timestep::Int)</text:p>
        </text:list-item>
        <text:list-item>
          <text:p text:style-name="P7">recordstatistics(world::Array{Patch,1}, settings::Dict{String, Any})</text:p>
        </text:list-item>
        <text:list-item>
          <text:p text:style-name="P7">recordlineages(world::Array{Patch,1}, settings::Dict{String, Any}, timestep::Int)</text:p>
        </text:list-item>
        <text:list-item>
          <text:p text:style-name="P7">printpopheader(io::IO)</text:p>
        </text:list-item>
        <text:list-item>
          <text:p text:style-name="P7">printpopstats(io::IO, world::Array{Patch, 1}, settings::Dict{String, Any}, timestep::Integer)</text:p>
        </text:list-item>
        <text:list-item>
          <text:p text:style-name="P7">simlog(msg::String, settings::Dict{String, Any}, category=‘i’, logfile=“simulation.log”, onlylog=false)</text:p>
        </text:list-item>
        <text:list-item>
          <text:p text:style-name="P7">logprint(msg::String, settings::Dict{String, Any}, tostderr=false)</text:p>
        </text:list-item>
      </text:list>
      <text:h text:style-name="Heading_20_2" text:outline-level="2"><text:bookmark-start text:name="run_simulation.jl"/>run_simulation.jl<text:bookmark-end text:name="run_simulation.jl"/></text:h>
      <text:list xml:id="list881539776" text:style-name="L5">
        <text:list-item>
          <text:p text:style-name="P8">runsim(config::String = "", seed::Integer = 0)</text:p>
        </text:list-item>
        <text:list-item>
          <text:p text:style-name="P8">rungemm(config::String = "", seed::Integer = 0)</text:p>
        </text:list-item>
      </text:list>
      <text:h text:style-name="Heading_20_2" text:outline-level="2"><text:bookmark-start text:name="scheduling.jl"/><text:soft-page-break/>scheduling.jl<text:bookmark-end text:name="scheduling.jl"/></text:h>
      <text:list xml:id="list1539717292" text:style-name="L6">
        <text:list-item>
          <text:p text:style-name="P9">simulate!(world::Array{Patch,1}, settings::Dict{String, Any}, timesteps::Int=1000, timeoffset::Int = 0)</text:p>
        </text:list-item>
      </text:list>
      <text:h text:style-name="Heading_20_2" text:outline-level="2"><text:bookmark-start text:name="entities.jl"/>entities.jl<text:bookmark-end text:name="entities.jl"/></text:h>
      <text:list xml:id="list2491627089" text:style-name="L7">
        <text:list-item>
          <text:p text:style-name="P10">struct Trait</text:p>
        </text:list-item>
        <text:list-item>
          <text:p text:style-name="P10">struct Gene &lt;: AbstractGene</text:p>
        </text:list-item>
        <text:list-item>
          <text:p text:style-name="P10">struct BigGene &lt;: AbstractGene</text:p>
        </text:list-item>
        <text:list-item>
          <text:p text:style-name="P10">struct Chromosome</text:p>
        </text:list-item>
        <text:list-item>
          <text:p text:style-name="P10">struct Individual</text:p>
        </text:list-item>
        <text:list-item>
          <text:p text:style-name="P10">struct Patch</text:p>
        </text:list-item>
      </text:list>
      <text:h text:style-name="Heading_20_2" text:outline-level="2"><text:bookmark-start text:name="submodels.jl"/>submodels.jl<text:bookmark-end text:name="submodels.jl"/></text:h>
      <text:list xml:id="list1693317312" text:style-name="L8">
        <text:list-item>
          <text:p text:style-name="P11">mutate!(traits::Array{Trait, 1}, settings::Dict{String, Any}, locivar::Float64 = 1.0)</text:p>
        </text:list-item>
        <text:list-item>
          <text:p text:style-name="P11">mutate!(ind::Individual, temp::Float64, settings::Dict{String, Any})</text:p>
        </text:list-item>
        <text:list-item>
          <text:p text:style-name="P11">mutate!(patch::Patch, settings::Dict{String, Any})</text:p>
        </text:list-item>
        <text:list-item>
          <text:p text:style-name="P11">mutate!(world::Array{Patch, 1}, settings::Dict{String, Any})</text:p>
        </text:list-item>
        <text:list-item>
          <text:p text:style-name="P11">checkviability!(community::Array{Individual, 1}, settings::Dict{String, Any})</text:p>
        </text:list-item>
        <text:list-item>
          <text:p text:style-name="P11">checkviability!(patch::Patch, settings::Dict{String, Any})</text:p>
        </text:list-item>
        <text:list-item>
          <text:p text:style-name="P11">checkviability!(world::Array{Patch,1}, settings::Dict{String, Any})</text:p>
        </text:list-item>
        <text:list-item>
          <text:p text:style-name="P11">establish!(patch::Patch, nniches::Int=1)</text:p>
        </text:list-item>
        <text:list-item>
          <text:p text:style-name="P11">establish!(world::Array{Patch,1}, nniches::Int=1, static::Bool = true)</text:p>
        </text:list-item>
        <text:list-item>
          <text:p text:style-name="P11">survive!(patch::Patch, mortality::Float64)</text:p>
        </text:list-item>
        <text:list-item>
          <text:p text:style-name="P11">survive!(world::Array{Patch,1}, settings::Dict{String, Any})</text:p>
        </text:list-item>
        <text:list-item>
          <text:p text:style-name="P11">disturb!(patch::Patch, intensity::Int)</text:p>
        </text:list-item>
        <text:list-item>
          <text:p text:style-name="P11">disturb!(world::Array{Patch,1}, settings::Dict{String, Any})</text:p>
        </text:list-item>
        <text:list-item>
          <text:p text:style-name="P11">initspeciespool!(settings::Dict{String, Any})</text:p>
        </text:list-item>
        <text:list-item>
          <text:p text:style-name="P11">invade!(patch::Patch, pressure::Int)</text:p>
        </text:list-item>
        <text:list-item>
          <text:p text:style-name="P11">invade!(world::Array{Patch,1}, settings::Dict{String, Any})</text:p>
        </text:list-item>
        <text:list-item>
          <text:p text:style-name="P11">grow!(patch::Patch, growthrate::Float64)</text:p>
        </text:list-item>
        <text:list-item>
          <text:p text:style-name="P11">grow!(world::Array{Patch,1}, settings::Dict{String, Any})</text:p>
        </text:list-item>
        <text:list-item>
          <text:p text:style-name="P11">disperse!(world::Array{Patch,1}, static::Bool = true)</text:p>
        </text:list-item>
        <text:list-item>
          <text:p text:style-name="P11">compete!(patch::Patch)</text:p>
        </text:list-item>
        <text:list-item>
          <text:p text:style-name="P11">compete!(world::Array{Patch,1}, static::Bool = true)</text:p>
        </text:list-item>
        <text:list-item>
          <text:p text:style-name="P11">reproduce!(patch::Patch, settings::Dict{String, Any})</text:p>
        </text:list-item>
        <text:list-item>
          <text:p text:style-name="P11">reproduce!(world::Array{Patch,1}, settings::Dict{String, Any})</text:p>
        </text:list-item>
        <text:list-item>
          <text:p text:style-name="P11">changetemp!(world::Array{Patch,1}, sdtemp::Float64)</text:p>
        </text:list-item>
        <text:list-item>
          <text:p text:style-name="P11">changeprec!(world::Array{Patch,1}, sdprec::Float64)</text:p>
        </text:list-item>
        <text:list-item>
          <text:p text:style-name="P11">changehabitat!(world::Array{Patch,1}, settings::Dict{String, Any})</text:p>
        </text:list-item>
      </text:list>
      <text:h text:style-name="P2" text:outline-level="2"/>
      <text:h text:style-name="P3" text:outline-level="2"><text:bookmark-start text:name="auxfuncts.jl"/>auxfuncts.jl<text:bookmark-end text:name="auxfuncts.jl"/></text:h>
      <text:list xml:id="list2761457105" text:style-name="L9">
        <text:list-item>
          <text:p text:style-name="P12">meiosis(genome::Array{Chromosome,1}, maternal::Bool)</text:p>
        </text:list-item>
        <text:list-item>
          <text:p text:style-name="P12">getmeantraitvalue(traits::Array{Trait, 1}, traitidx::Integer)</text:p>
        </text:list-item>
        <text:list-item>
          <text:p text:style-name="P12">getstdtraitvalue(traits::Array{Trait, 1}, traitidx::Integer)</text:p>
        </text:list-item>
        <text:list-item>
          <text:p text:style-name="P12">gettraitdict(chrms::Array{Chromosome, 1}, traitnames::Array{String, 1})</text:p>
        </text:list-item>
        <text:list-item>
          <text:p text:style-name="P12">gettraitdict(genes::Array{AbstractGene, 1}, traitnames::Array{String, 1})</text:p>
        </text:list-item>
        <text:list-item>
          <text:p text:style-name="P12">gettraitdict(traits::Array{Trait, 1}, traitnames::Array{String, 1})</text:p>
        </text:list-item>
        <text:list-item>
          <text:p text:style-name="P12">traitsexist(traits::Dict{String, Float64}, settings::Dict{String, Any})</text:p>
        </text:list-item>
        <text:list-item>
          <text:p text:style-name="P12">traitsexist(ind::Individual, settings::Dict{String, Any})</text:p>
        </text:list-item>
        <text:list-item>
          <text:p text:style-name="P12">gausscurve(b, c, x, a = 1.0)</text:p>
        </text:list-item>
        <text:list-item>
          <text:p text:style-name="P12">diversity(world::Array{Patch,1})</text:p>
        </text:list-item>
        <text:list-item>
          <text:p text:style-name="P12">shannon(index::Dict{String,Int})</text:p>
        </text:list-item>
        <text:list-item>
          <text:p text:style-name="P12">freespace(world::Array{Patch,1})</text:p>
        </text:list-item>
        <text:list-item>
          <text:p text:style-name="P12">findisland(world::Array{Patch,1})</text:p>
        </text:list-item>
        <text:list-item>
          <text:p text:style-name="P12">checkborderconditions(world::Array{Patch,1}, xdest::Int, ydest::Int)</text:p>
        </text:list-item>
        <text:list-item>
          <text:p text:style-name="P12">identifyAdults!(patch::Patch)</text:p>
        </text:list-item>
        <text:list-item>
          <text:p text:style-name="P12">getseqsimilarity(indgene::AbstractString, mategene::AbstractString)</text:p>
        </text:list-item>
        <text:list-item>
          <text:p text:style-name="P12">getseq(genome::Array{Chromosome, 1}, traitidx::Integer)</text:p>
        </text:list-item>
        <text:list-item>
          <text:p text:style-name="P12">iscompatible(mate::Individual, ind::Individual, traitnames::Array{String, 1})</text:p>
        </text:list-item>
        <text:list-item>
          <text:p text:style-name="P12">findmate(population::AbstractArray{Individual, 1}, ind::Individual, traitnames::Array{String, 1})</text:p>
        </text:list-item>
        <text:list-item>
          <text:p text:style-name="P12">createoffspring(noffs::Integer, ind::Individual, partner::Individual, traitnames::Array{String, 1})</text:p>
        </text:list-item>
        <text:list-item>
          <text:p text:style-name="P12">seq2num(sequence::String)</text:p>
        </text:list-item>
        <text:list-item>
          <text:p text:style-name="P12">seq2bignum(sequence::String)</text:p>
        </text:list-item>
        <text:list-item>
          <text:p text:style-name="P12">num2seq(n::Integer)</text:p>
        </text:list-item>
        <text:list-item>
          <text:p text:style-name="P12">createtraits(settings::Dict{String, Any})</text:p>
        </text:list-item>
        <text:list-item>
          <text:p text:style-name="P12">creategenes(ngenes::Int, traits::Array{Trait,1}, settings::Dict{String, Any})</text:p>
        </text:list-item>
        <text:list-item>
          <text:p text:style-name="P12">createchrms(nchrms::Int,genes::Array{AbstractGene,1})</text:p>
        </text:list-item>
        <text:list-item>
          <text:p text:style-name="P12">createind(settings::Dict{String, Any}, marked::Bool = false)</text:p>
        </text:list-item>
        <text:list-item>
          <text:p text:style-name="P12">varyalleles!(genes::Array{AbstractGene, 1}, settings::Dict{String, Any}, locivar::Float64)</text:p>
        </text:list-item>
        <text:list-item>
          <text:p text:style-name="P12">varyalleles!(chrms::Array{Chromosome, 1}, settings::Dict{String, Any}, locivar::Float64)</text:p>
        </text:list-item>
        <text:list-item>
          <text:p text:style-name="P12">markthem!(community::Array{Individual, 1})</text:p>
        </text:list-item>
        <text:list-item>
          <text:p text:style-name="P12">markthem!(habitat::Patch)</text:p>
        </text:list-item>
        <text:list-item>
          <text:p text:style-name="P12">markthem!(world::Array{Patch, 1}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creator>Daniel Vedder</dc:creator>
    <dc:date>2020-09-19T12:46:12.596816726</dc:date>
    <meta:editing-duration>PT37S</meta:editing-duration>
    <meta:editing-cycles>1</meta:editing-cycles>
    <meta:document-statistic meta:table-count="0" meta:image-count="0" meta:object-count="0" meta:page-count="3" meta:paragraph-count="100" meta:word-count="394" meta:character-count="5062" meta:non-whitespace-character-count="4856"/>
    <meta:generator>LibreOffice/6.4.5.2$Linux_X86_64 LibreOffice_project/40$Build-2</meta:generator>
  </office:meta>
</office:document-meta>
</file>